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0.8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1.2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1.5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0.85cm" fo:min-width="3.1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.85cm" fo:min-width="4.2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65cm" fo:min-width="0.4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.45cm" fo:min-width="0.3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.35cm" fo:min-width="0.2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45cm" fo:min-width="0.1cm"/>
    </style:style>
    <style:style style:name="gr13" style:family="graphic" style:parent-style-name="standard">
      <style:graphic-properties draw:fill-color="#00cccc" draw:textarea-horizontal-align="justify" draw:textarea-vertical-align="middle" draw:auto-grow-height="false" fo:min-height="0.65cm" fo:min-width="0.6cm"/>
    </style:style>
    <style:style style:name="gr14" style:family="graphic" style:parent-style-name="standard">
      <style:graphic-properties draw:marker-end="Arrow" draw:fill-color="#00cccc" draw:textarea-vertical-align="middle"/>
    </style:style>
    <style:style style:name="gr15" style:family="graphic" style:parent-style-name="standard">
      <style:graphic-properties draw:marker-start="" draw:marker-end="Arrow" draw:fill-color="#00cccc" draw:textarea-vertical-align="middle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75cm" fo:min-width="0.7cm"/>
    </style:style>
    <style:style style:name="gr17" style:family="graphic" style:parent-style-name="standard">
      <style:graphic-properties draw:stroke="dash" draw:stroke-dash="Ultrafine_20_2_20_Dots_20_3_20_Dashes" draw:marker-end="Arrow" draw:fill-color="#ffcc00" draw:textarea-vertical-align="middle"/>
    </style:style>
    <style:style style:name="gr18" style:family="graphic" style:parent-style-name="standard">
      <style:graphic-properties draw:fill-color="#cc66ff" draw:textarea-horizontal-align="justify" draw:textarea-vertical-align="middle" draw:auto-grow-height="false" fo:min-height="0.85cm" fo:min-width="0.7cm"/>
    </style:style>
    <style:style style:name="gr19" style:family="graphic" style:parent-style-name="standard">
      <style:graphic-properties draw:fill-color="#cc66ff" draw:opacity="60%" draw:textarea-horizontal-align="justify" draw:textarea-vertical-align="middle" draw:auto-grow-height="false" fo:min-height="0.85cm" fo:min-width="0.7cm"/>
    </style:style>
    <style:style style:name="gr20" style:family="graphic" style:parent-style-name="standard">
      <style:graphic-properties draw:fill-color="#ffcc00" draw:opacity="60%" draw:textarea-horizontal-align="justify" draw:textarea-vertical-align="middle" draw:auto-grow-height="false" fo:min-height="0.75cm" fo:min-width="0.7cm"/>
    </style:style>
    <style:style style:name="gr21" style:family="graphic" style:parent-style-name="standard">
      <style:graphic-properties draw:fill-color="#00cccc" draw:opacity="60%" draw:textarea-horizontal-align="justify" draw:textarea-vertical-align="middle" draw:auto-grow-height="false" fo:min-height="0.65cm" fo:min-width="0.6cm"/>
    </style:style>
    <style:style style:name="gr22" style:family="graphic" style:parent-style-name="standard">
      <style:graphic-properties draw:fill-color="#cc66ff" draw:opacity="60%" draw:textarea-horizontal-align="justify" draw:textarea-vertical-align="middle" draw:auto-grow-height="false" fo:min-height="7.45cm" fo:min-width="0.7cm"/>
    </style:style>
    <style:style style:name="gr23" style:family="graphic" style:parent-style-name="standard">
      <style:graphic-properties draw:fill-color="#ffcc00" draw:opacity="60%" draw:textarea-horizontal-align="justify" draw:textarea-vertical-align="middle" draw:auto-grow-height="false" fo:min-height="7.25cm" fo:min-width="0.7cm"/>
    </style:style>
    <style:style style:name="gr24" style:family="graphic" style:parent-style-name="standard">
      <style:graphic-properties draw:fill-color="#00cccc" draw:opacity="60%" draw:textarea-horizontal-align="justify" draw:textarea-vertical-align="middle" draw:auto-grow-height="false" fo:min-height="6.85cm" fo:min-width="0.6cm"/>
    </style:style>
    <style:style style:name="gr25" style:family="graphic" style:parent-style-name="standard">
      <style:graphic-properties draw:fill-color="#ffcc00" draw:opacity="60%" draw:textarea-horizontal-align="justify" draw:textarea-vertical-align="middle" draw:auto-grow-height="false" fo:min-height="2.35cm" fo:min-width="0.7cm"/>
    </style:style>
    <style:style style:name="gr26" style:family="graphic" style:parent-style-name="standard">
      <style:graphic-properties svg:stroke-opacity="0%" draw:fill-color="#00cc33" draw:textarea-horizontal-align="justify" draw:textarea-vertical-align="middle" draw:auto-grow-height="false" fo:min-height="7.05cm" fo:min-width="1.4cm"/>
    </style:style>
    <style:style style:name="gr27" style:family="graphic" style:parent-style-name="standard">
      <style:graphic-properties draw:stroke="dash" draw:stroke-dash="Ultrafine_20_Dashed" draw:marker-end="Arrow" draw:fill-color="#cc66ff" draw:textarea-vertical-align="middle"/>
    </style:style>
    <style:style style:name="gr28" style:family="graphic" style:parent-style-name="standard">
      <style:graphic-properties draw:stroke="dash" draw:stroke-dash="Ultrafine_20_2_20_Dots_20_3_20_Dashes" draw:marker-end="Arrow" draw:fill-color="#cc66ff" draw:textarea-vertical-align="middle"/>
    </style:style>
    <style:style style:name="gr29" style:family="graphic" style:parent-style-name="standard">
      <style:graphic-properties draw:marker-end="Arrow" draw:fill-color="#cc66ff" draw:textarea-vertical-align="middle"/>
    </style:style>
    <style:style style:name="gr30" style:family="graphic" style:parent-style-name="standard">
      <style:graphic-properties svg:stroke-opacity="0%" draw:fill-color="#00cc33" draw:textarea-horizontal-align="justify" draw:textarea-vertical-align="middle" draw:auto-grow-height="false" fo:min-height="2.75cm" fo:min-width="1cm"/>
    </style:style>
    <style:style style:name="gr31" style:family="graphic" style:parent-style-name="standard">
      <style:graphic-properties draw:marker-start="" svg:stroke-opacity="0%" draw:fill-color="#00cc33" draw:textarea-horizontal-align="justify" draw:textarea-vertical-align="middle" draw:auto-grow-height="false" fo:min-height="2.75cm" fo:min-width="1.1cm"/>
    </style:style>
    <style:style style:name="gr32" style:family="graphic" style:parent-style-name="objectwithoutfill">
      <style:graphic-properties draw:marker-end="Symmetric_20_Arrow" draw:fill="none" draw:textarea-vertical-align="middle"/>
    </style:style>
    <style:style style:name="gr33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4" style:family="graphic" style:parent-style-name="objectwithoutfill">
      <style:graphic-properties draw:marker-end="Arrow" draw:fill="none" draw:textarea-vertical-align="middle"/>
    </style:style>
    <style:style style:name="gr35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00cccc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cc66ff"/>
      <style:paragraph-properties fo:text-align="center"/>
    </style:style>
    <style:style style:name="P8" style:family="paragraph">
      <loext:graphic-properties draw:fill-color="#cc66ff" draw:opacity="60%"/>
      <style:paragraph-properties fo:text-align="center"/>
    </style:style>
    <style:style style:name="P9" style:family="paragraph">
      <loext:graphic-properties draw:fill-color="#ffcc00" draw:opacity="60%"/>
      <style:paragraph-properties fo:text-align="center"/>
    </style:style>
    <style:style style:name="P10" style:family="paragraph">
      <loext:graphic-properties draw:fill-color="#00cccc" draw:opacity="60%"/>
      <style:paragraph-properties fo:text-align="center"/>
    </style:style>
    <style:style style:name="P11" style:family="paragraph">
      <loext:graphic-properties draw:fill-color="#00cc33"/>
      <style:paragraph-properties fo:text-align="center"/>
    </style:style>
    <style:style style:name="P1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1cm" svg:height="3.9cm" svg:x="1.7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cm" svg:height="3.2cm" svg:x="3.3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2.3cm" svg:x="5.1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5" draw:id="id25" draw:layer="layout" svg:width="2cm" svg:height="1.8cm" svg:x="7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1.1cm" svg:x="1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6cm" svg:height="1.1cm" svg:x="12.8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4.7cm" svg:height="1.1cm" svg:x="16.9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0.9cm" svg:height="0.9cm" svg:x="22.4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7" draw:id="id7" draw:layer="layout" svg:width="0.8cm" svg:height="0.7cm" svg:x="23.6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9" draw:id="id9" draw:layer="layout" svg:width="0.7cm" svg:height="0.6cm" svg:x="24.7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11" draw:id="id11" draw:layer="layout" svg:width="0.6cm" svg:height="0.6cm" svg:x="25.8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" draw:id="id1" draw:layer="layout" svg:width="0.6cm" svg:height="0.7cm" svg:x="27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2" draw:id="id2" draw:layer="layout" svg:width="1.1cm" svg:height="0.9cm" svg:x="28.2cm" svg:y="2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4" draw:id="id4" draw:layer="layout" svg:width="1.1cm" svg:height="0.9cm" svg:x="28.2cm" svg:y="2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6" draw:id="id6" draw:layer="layout" svg:width="1.1cm" svg:height="0.9cm" svg:x="28.2cm" svg:y="2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27.3cm" svg:y1="21.7cm" svg:x2="28.2cm" svg:y2="24.95cm" draw:start-shape="id1" draw:start-glue-point="2" draw:end-shape="id2" draw:end-glue-point="3" svg:d="M27300 21700v3250h900" svg:viewBox="0 0 901 3251">
          <text:p/>
        </draw:connector>
        <draw:connector draw:style-name="gr15" draw:text-style-name="P5" draw:layer="layout" svg:x1="19.25cm" svg:y1="20.5cm" svg:x2="28.2cm" svg:y2="26.15cm" draw:start-shape="id3" draw:start-glue-point="2" draw:end-shape="id4" draw:end-glue-point="3" svg:d="M19250 20500v5650h8950" svg:viewBox="0 0 8951 5651">
          <text:p/>
        </draw:connector>
        <draw:custom-shape draw:style-name="gr13" draw:text-style-name="P5" xml:id="id8" draw:id="id8" draw:layer="layout" svg:width="1.1cm" svg:height="0.9cm" svg:x="28.2cm" svg:y="2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0" draw:id="id10" draw:layer="layout" svg:width="1.1cm" svg:height="0.9cm" svg:x="28.2cm" svg:y="2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2" draw:id="id12" draw:layer="layout" svg:width="1.1cm" svg:height="0.9cm" svg:x="28.2cm" svg:y="3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5" draw:layer="layout" svg:x1="22.85cm" svg:y1="20.4cm" svg:x2="28.2cm" svg:y2="27.35cm" draw:start-shape="id5" draw:start-glue-point="2" draw:end-shape="id6" draw:end-glue-point="3" svg:d="M22850 20400v6950h5350" svg:viewBox="0 0 5351 6951">
          <text:p/>
        </draw:connector>
        <draw:connector draw:style-name="gr14" draw:text-style-name="P5" draw:layer="layout" svg:x1="24cm" svg:y1="20.3cm" svg:x2="28.2cm" svg:y2="28.65cm" draw:start-shape="id7" draw:start-glue-point="2" draw:end-shape="id8" draw:end-glue-point="3" svg:d="M24000 20300v8350h4200" svg:viewBox="0 0 4201 8351">
          <text:p/>
        </draw:connector>
        <draw:connector draw:style-name="gr14" draw:text-style-name="P5" draw:layer="layout" svg:x1="25.05cm" svg:y1="20.2cm" svg:x2="28.2cm" svg:y2="29.85cm" draw:start-shape="id9" draw:start-glue-point="2" draw:end-shape="id10" draw:end-glue-point="3" svg:d="M25050 20200v9650h3150" svg:viewBox="0 0 3151 9651">
          <text:p/>
        </draw:connector>
        <draw:connector draw:style-name="gr14" draw:text-style-name="P5" draw:layer="layout" svg:x1="26.1cm" svg:y1="20.2cm" svg:x2="28.2cm" svg:y2="31.15cm" draw:start-shape="id11" draw:start-glue-point="2" draw:end-shape="id12" draw:end-glue-point="3" svg:d="M26100 20200v10950h2100" svg:viewBox="0 0 2101 10951">
          <text:p/>
        </draw:connector>
        <draw:custom-shape draw:style-name="gr16" draw:text-style-name="P6" xml:id="id18" draw:id="id18" draw:layer="layout" svg:width="1.2cm" svg:height="1cm" svg:x="28.1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3" draw:id="id13" draw:layer="layout" svg:width="1.2cm" svg:height="1cm" svg:x="28.1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4" draw:id="id14" draw:layer="layout" svg:width="1.2cm" svg:height="1cm" svg:x="28.1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5" draw:id="id15" draw:layer="layout" svg:width="1.2cm" svg:height="1cm" svg:x="28.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1.2cm" svg:height="1cm" svg:x="28.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7" draw:id="id17" draw:layer="layout" svg:width="1.2cm" svg:height="1cm" svg:x="28.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6" draw:layer="layout" svg:x1="27.3cm" svg:y1="21cm" svg:x2="28.1cm" svg:y2="15.4cm" draw:start-shape="id1" draw:start-glue-point="0" draw:end-shape="id13" draw:end-glue-point="3" svg:d="M27300 21000v-5600h800" svg:viewBox="0 0 801 5601">
          <text:p/>
        </draw:connector>
        <draw:connector draw:style-name="gr17" draw:text-style-name="P6" draw:layer="layout" svg:x1="19.25cm" svg:y1="19.4cm" svg:x2="28.1cm" svg:y2="14cm" draw:start-shape="id3" draw:start-glue-point="0" draw:end-shape="id14" draw:end-glue-point="3" svg:d="M19250 19400v-5400h8850" svg:viewBox="0 0 8851 5401">
          <text:p/>
        </draw:connector>
        <draw:connector draw:style-name="gr17" draw:text-style-name="P6" draw:layer="layout" svg:x1="22.85cm" svg:y1="19.5cm" svg:x2="28.1cm" svg:y2="12.8cm" draw:start-shape="id5" draw:start-glue-point="0" draw:end-shape="id15" draw:end-glue-point="3" svg:d="M22850 19500v-6700h5250" svg:viewBox="0 0 5251 6701">
          <text:p/>
        </draw:connector>
        <draw:connector draw:style-name="gr17" draw:text-style-name="P6" draw:layer="layout" svg:x1="24cm" svg:y1="19.6cm" svg:x2="28.1cm" svg:y2="11.5cm" draw:start-shape="id7" draw:start-glue-point="0" draw:end-shape="id16" draw:end-glue-point="3" svg:d="M24000 19600v-8100h4100" svg:viewBox="0 0 4101 8101">
          <text:p/>
        </draw:connector>
        <draw:connector draw:style-name="gr17" draw:text-style-name="P6" draw:layer="layout" svg:x1="25.05cm" svg:y1="19.6cm" svg:x2="28.1cm" svg:y2="10.2cm" draw:start-shape="id9" draw:start-glue-point="0" draw:end-shape="id17" draw:end-glue-point="3" svg:d="M25050 19600v-9400h3050" svg:viewBox="0 0 3051 9401">
          <text:p/>
        </draw:connector>
        <draw:connector draw:style-name="gr17" draw:text-style-name="P6" draw:layer="layout" svg:x1="26.1cm" svg:y1="19.6cm" svg:x2="28.1cm" svg:y2="8.9cm" draw:start-shape="id11" draw:start-glue-point="0" draw:end-shape="id18" draw:end-glue-point="3" svg:d="M26100 19600v-10700h2000" svg:viewBox="0 0 2001 10701">
          <text:p/>
        </draw:connector>
        <draw:custom-shape draw:style-name="gr18" draw:text-style-name="P7" xml:id="id37" draw:id="id37" draw:layer="layout" svg:width="1.2cm" svg:height="1.1cm" svg:x="34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36" draw:id="id36" draw:layer="layout" svg:width="1.2cm" svg:height="1.1cm" svg:x="34.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35" draw:id="id35" draw:layer="layout" svg:width="1.2cm" svg:height="1.1cm" svg:x="34.4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34" draw:id="id34" draw:layer="layout" svg:width="1.2cm" svg:height="1.1cm" svg:x="34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8" draw:id="id28" draw:layer="layout" svg:width="1.2cm" svg:height="1.1cm" svg:x="34.4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6" draw:id="id26" draw:layer="layout" svg:width="1.2cm" svg:height="1.1cm" svg:x="3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cm" svg:height="1.1cm" svg:x="35.9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cm" svg:height="1.1cm" svg:x="35.9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cm" svg:height="1.1cm" svg:x="35.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cm" svg:height="1.1cm" svg:x="35.9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cm" svg:height="1.1cm" svg:x="35.9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cm" svg:height="1.1cm" svg:x="35.9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7" draw:id="id27" draw:layer="layout" svg:width="1.2cm" svg:height="1cm" svg:x="34.4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9" draw:id="id29" draw:layer="layout" svg:width="1.2cm" svg:height="1cm" svg:x="34.4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0" draw:id="id30" draw:layer="layout" svg:width="1.2cm" svg:height="1cm" svg:x="34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1" draw:id="id31" draw:layer="layout" svg:width="1.2cm" svg:height="1cm" svg:x="34.4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2" draw:id="id32" draw:layer="layout" svg:width="1.2cm" svg:height="1cm" svg:x="34.4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3" draw:id="id33" draw:layer="layout" svg:width="1.2cm" svg:height="1cm" svg:x="34.4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1cm" svg:height="0.9cm" svg:x="29.68cm" svg:y="2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1cm" svg:height="0.9cm" svg:x="29.68cm" svg:y="2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1cm" svg:height="0.9cm" svg:x="29.68cm" svg:y="2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1cm" svg:height="0.9cm" svg:x="29.68cm" svg:y="2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1cm" svg:height="0.9cm" svg:x="29.68cm" svg:y="2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1cm" svg:height="0.9cm" svg:x="29.68cm" svg:y="3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19" draw:id="id19" draw:layer="layout" svg:width="1.2cm" svg:height="7.7cm" svg:x="37.5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1.2cm" svg:height="7.5cm" svg:x="3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xml:id="id23" draw:id="id23" draw:layer="layout" svg:width="1.1cm" svg:height="7.1cm" svg:x="31.18cm" svg:y="2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21" draw:id="id21" draw:layer="layout" svg:width="1.2cm" svg:height="2.6cm" svg:x="37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22" draw:id="id22" draw:layer="layout" svg:width="1.9cm" svg:height="7.3cm" svg:x="45.046cm" svg:y="11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7" draw:layer="layout" svg:x1="38.7cm" svg:y1="5.65cm" svg:x2="45.1cm" svg:y2="12.8cm" draw:start-shape="id19" draw:end-shape="id20" draw:end-glue-point="3" svg:d="M38700 5650h3201v7150h3199" svg:viewBox="0 0 6401 7151">
          <text:p/>
        </draw:connector>
        <draw:connector draw:style-name="gr28" draw:text-style-name="P7" draw:layer="layout" svg:x1="38.7cm" svg:y1="14.8cm" svg:x2="45.046cm" svg:y2="14.823cm" draw:start-shape="id21" draw:start-glue-point="1" draw:end-shape="id22" svg:d="M38700 14800h3174v23h3172" svg:viewBox="0 0 6347 24">
          <text:p/>
        </draw:connector>
        <draw:connector draw:style-name="gr29" draw:text-style-name="P7" draw:layer="layout" draw:line-skew="3.159cm" svg:x1="32.28cm" svg:y1="28.05cm" svg:x2="45.1cm" svg:y2="16.9cm" draw:start-shape="id23" draw:end-shape="id24" draw:end-glue-point="3" svg:d="M32280 28050h9570v-11150h3250" svg:viewBox="0 0 12821 11151">
          <text:p/>
        </draw:connector>
        <draw:custom-shape draw:style-name="gr30" draw:text-style-name="P11" xml:id="id24" draw:id="id24" draw:layer="layout" svg:width="1.5cm" svg:height="3cm" svg:x="45.1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xml:id="id20" draw:id="id20" draw:layer="layout" svg:width="1.6cm" svg:height="3cm" svg:x="45.1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8.5cm" svg:y1="20.8cm" svg:x2="27cm" svg:y2="21.35cm" draw:start-shape="id25" draw:start-glue-point="2" draw:end-shape="id1" draw:end-glue-point="3" svg:d="M8500 20800v550h18500" svg:viewBox="0 0 18501 551">
          <text:p/>
        </draw:connector>
        <draw:connector draw:style-name="gr32" draw:text-style-name="P12" draw:layer="layout" draw:type="lines" svg:x1="29.3cm" svg:y1="8.9cm" svg:x2="34.4cm" svg:y2="2.35cm" draw:start-shape="id18" draw:start-glue-point="1" draw:end-shape="id26" draw:end-glue-point="3" svg:d="M29300 8900h501l4098-6550h501" svg:viewBox="0 0 5101 6551">
          <text:p/>
        </draw:connector>
        <draw:connector draw:style-name="gr33" draw:text-style-name="P12" draw:layer="layout" draw:type="lines" svg:x1="29.3cm" svg:y1="8.9cm" svg:x2="34.4cm" svg:y2="11.7cm" draw:start-shape="id18" draw:start-glue-point="1" draw:end-shape="id27" draw:end-glue-point="3" svg:d="M29300 8900h501l4098 2800h501" svg:viewBox="0 0 5101 2801">
          <text:p/>
        </draw:connector>
        <draw:connector draw:style-name="gr34" draw:text-style-name="P12" draw:layer="layout" draw:type="lines" svg:x1="29.3cm" svg:y1="10.2cm" svg:x2="34.4cm" svg:y2="3.65cm" draw:start-shape="id17" draw:start-glue-point="1" draw:end-shape="id28" draw:end-glue-point="3" svg:d="M29300 10200h501l4098-6550h501" svg:viewBox="0 0 5101 6551">
          <text:p/>
        </draw:connector>
        <draw:connector draw:style-name="gr35" draw:text-style-name="P12" draw:layer="layout" draw:type="lines" svg:x1="29.3cm" svg:y1="10.2cm" svg:x2="34.4cm" svg:y2="13cm" draw:start-shape="id17" draw:start-glue-point="1" draw:end-shape="id29" draw:end-glue-point="3" svg:d="M29300 10200h501l4098 2800h501" svg:viewBox="0 0 5101 2801">
          <text:p/>
        </draw:connector>
        <draw:connector draw:style-name="gr35" draw:text-style-name="P12" draw:layer="layout" draw:type="lines" svg:x1="29.3cm" svg:y1="11.5cm" svg:x2="34.4cm" svg:y2="14.3cm" draw:start-shape="id16" draw:start-glue-point="1" draw:end-shape="id30" draw:end-glue-point="3" svg:d="M29300 11500h501l4098 2800h501" svg:viewBox="0 0 5101 2801">
          <text:p/>
        </draw:connector>
        <draw:connector draw:style-name="gr35" draw:text-style-name="P12" draw:layer="layout" draw:type="lines" svg:x1="29.3cm" svg:y1="12.8cm" svg:x2="34.4cm" svg:y2="15.6cm" draw:start-shape="id15" draw:start-glue-point="1" draw:end-shape="id31" draw:end-glue-point="3" svg:d="M29300 12800h501l4098 2800h501" svg:viewBox="0 0 5101 2801">
          <text:p/>
        </draw:connector>
        <draw:connector draw:style-name="gr35" draw:text-style-name="P12" draw:layer="layout" draw:type="lines" svg:x1="29.3cm" svg:y1="14cm" svg:x2="34.4cm" svg:y2="16.8cm" draw:start-shape="id14" draw:end-shape="id32" draw:end-glue-point="3" svg:d="M29300 14000h501l4098 2800h501" svg:viewBox="0 0 5101 2801">
          <text:p/>
        </draw:connector>
        <draw:connector draw:style-name="gr35" draw:text-style-name="P12" draw:layer="layout" draw:type="lines" svg:x1="29.3cm" svg:y1="15.4cm" svg:x2="34.4cm" svg:y2="18.2cm" draw:start-shape="id13" draw:start-glue-point="1" draw:end-shape="id33" draw:end-glue-point="3" svg:d="M29300 15400h501l4098 2800h501" svg:viewBox="0 0 5101 2801">
          <text:p/>
        </draw:connector>
        <draw:connector draw:style-name="gr34" draw:text-style-name="P12" draw:layer="layout" draw:type="lines" svg:x1="29.3cm" svg:y1="11.5cm" svg:x2="34.4cm" svg:y2="4.95cm" draw:start-shape="id16" draw:start-glue-point="1" draw:end-shape="id34" svg:d="M29300 11500h501l4098-6550h501" svg:viewBox="0 0 5101 6551">
          <text:p/>
        </draw:connector>
        <draw:connector draw:style-name="gr34" draw:text-style-name="P12" draw:layer="layout" draw:type="lines" svg:x1="29.3cm" svg:y1="12.8cm" svg:x2="34.4cm" svg:y2="6.25cm" draw:start-shape="id15" draw:end-shape="id35" draw:end-glue-point="3" svg:d="M29300 12800h501l4098-6550h501" svg:viewBox="0 0 5101 6551">
          <text:p/>
        </draw:connector>
        <draw:connector draw:style-name="gr34" draw:text-style-name="P12" draw:layer="layout" draw:type="lines" draw:line-skew="0cm 0.101cm" svg:x1="29.3cm" svg:y1="14cm" svg:x2="34.4cm" svg:y2="7.55cm" draw:start-shape="id14" draw:end-shape="id36" draw:end-glue-point="3" svg:d="M29300 14000h501l4199-6450h400" svg:viewBox="0 0 5101 6451">
          <text:p/>
        </draw:connector>
        <draw:connector draw:style-name="gr34" draw:text-style-name="P12" draw:layer="layout" draw:type="lines" svg:x1="29.3cm" svg:y1="15.4cm" svg:x2="34.4cm" svg:y2="8.95cm" draw:start-shape="id13" draw:start-glue-point="1" draw:end-shape="id37" draw:end-glue-point="3" svg:d="M29300 15400h501l4098-6450h501" svg:viewBox="0 0 5101 6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5:56:55.559149050</meta:creation-date>
    <dc:date>2017-08-19T06:08:15.028443313</dc:date>
    <meta:editing-duration>PT52M42S</meta:editing-duration>
    <meta:editing-cycles>14</meta:editing-cycles>
    <meta:generator>LibreOffice/5.1.6.2$Linux_X86_64 LibreOffice_project/10m0$Build-2</meta:generator>
    <meta:document-statistic meta:object-count="83"/>
  </office:meta>
</office:document-meta>
</file>